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8d3" officeooo:paragraph-rsid="000608d3"/>
    </style:style>
    <style:style style:name="P2" style:family="paragraph" style:parent-style-name="Standard">
      <style:text-properties officeooo:rsid="00061ef5" officeooo:paragraph-rsid="00061ef5"/>
    </style:style>
    <style:style style:name="P3" style:family="paragraph" style:parent-style-name="Standard">
      <style:text-properties officeooo:rsid="000ac361" officeooo:paragraph-rsid="000ac361"/>
    </style:style>
    <style:style style:name="P4" style:family="paragraph" style:parent-style-name="Standard">
      <style:text-properties officeooo:rsid="000c2f42" officeooo:paragraph-rsid="000c2f42"/>
    </style:style>
    <style:style style:name="P5" style:family="paragraph" style:parent-style-name="Standard">
      <style:text-properties officeooo:rsid="001a9670" officeooo:paragraph-rsid="001a9670"/>
    </style:style>
    <style:style style:name="P6" style:family="paragraph" style:parent-style-name="Standard">
      <style:text-properties officeooo:rsid="001eba63" officeooo:paragraph-rsid="001eba63"/>
    </style:style>
    <style:style style:name="P7" style:family="paragraph" style:parent-style-name="Standard">
      <style:text-properties officeooo:rsid="001ec815" officeooo:paragraph-rsid="001ec815"/>
    </style:style>
    <style:style style:name="P8" style:family="paragraph" style:parent-style-name="Standard">
      <style:text-properties fo:font-weight="bold" officeooo:rsid="00009ffc" officeooo:paragraph-rsid="00044512" style:font-weight-asian="bold" style:font-weight-complex="bold"/>
    </style:style>
    <style:style style:name="P9" style:family="paragraph" style:parent-style-name="Standard">
      <style:text-properties fo:font-weight="bold" officeooo:paragraph-rsid="00044512" style:font-weight-asian="bold" style:font-weight-complex="bold"/>
    </style:style>
    <style:style style:name="P10" style:family="paragraph" style:parent-style-name="Standard">
      <style:text-properties fo:font-weight="bold" officeooo:rsid="001a9670" officeooo:paragraph-rsid="001a9670" style:font-weight-asian="bold" style:font-weight-complex="bold"/>
    </style:style>
    <style:style style:name="P11" style:family="paragraph" style:parent-style-name="Standard">
      <style:text-properties fo:font-weight="bold" officeooo:rsid="001fc75f" officeooo:paragraph-rsid="001fc75f" style:font-weight-asian="bold" style:font-weight-complex="bold"/>
    </style:style>
    <style:style style:name="P12" style:family="paragraph" style:parent-style-name="Standard">
      <style:text-properties fo:font-weight="bold" officeooo:rsid="0006b6c1" officeooo:paragraph-rsid="0006b6c1" style:font-weight-asian="bold" style:font-weight-complex="bold"/>
    </style:style>
    <style:style style:name="P13" style:family="paragraph" style:parent-style-name="Standard">
      <style:text-properties fo:font-weight="bold" officeooo:rsid="00061ef5" officeooo:paragraph-rsid="00061ef5" style:font-weight-asian="bold" style:font-weight-complex="bold"/>
    </style:style>
    <style:style style:name="P14" style:family="paragraph" style:parent-style-name="Standard">
      <style:text-properties fo:font-weight="bold" officeooo:rsid="001080ae" officeooo:paragraph-rsid="001080ae" style:font-weight-asian="bold" style:font-weight-complex="bold"/>
    </style:style>
    <style:style style:name="P15" style:family="paragraph" style:parent-style-name="Standard">
      <style:text-properties fo:font-weight="bold" officeooo:rsid="0030beb5" officeooo:paragraph-rsid="0030beb5" style:font-weight-asian="bold" style:font-weight-complex="bold"/>
    </style:style>
    <style:style style:name="P16" style:family="paragraph" style:parent-style-name="Standard">
      <style:text-properties fo:font-weight="bold" officeooo:rsid="0030beb5" officeooo:paragraph-rsid="005269e0" style:font-weight-asian="bold" style:font-weight-complex="bold"/>
    </style:style>
    <style:style style:name="P17" style:family="paragraph" style:parent-style-name="Standard">
      <style:text-properties fo:font-weight="bold" officeooo:rsid="00326579" officeooo:paragraph-rsid="00326579" style:font-weight-asian="bold" style:font-weight-complex="bold"/>
    </style:style>
    <style:style style:name="P18" style:family="paragraph" style:parent-style-name="Standard">
      <style:text-properties fo:font-weight="bold" officeooo:rsid="00326579" officeooo:paragraph-rsid="005269e0" style:font-weight-asian="bold" style:font-weight-complex="bold"/>
    </style:style>
    <style:style style:name="P19" style:family="paragraph" style:parent-style-name="Standard">
      <style:text-properties fo:font-weight="bold" officeooo:rsid="003285b5" officeooo:paragraph-rsid="003285b5" style:font-weight-asian="bold" style:font-weight-complex="bold"/>
    </style:style>
    <style:style style:name="P20" style:family="paragraph" style:parent-style-name="Standard">
      <style:text-properties fo:font-weight="bold" officeooo:rsid="003285b5" officeooo:paragraph-rsid="005269e0" style:font-weight-asian="bold" style:font-weight-complex="bold"/>
    </style:style>
    <style:style style:name="P21" style:family="paragraph" style:parent-style-name="Standard">
      <style:text-properties fo:font-weight="bold" officeooo:rsid="00357b9c" officeooo:paragraph-rsid="00357b9c" style:font-weight-asian="bold" style:font-weight-complex="bold"/>
    </style:style>
    <style:style style:name="P22" style:family="paragraph" style:parent-style-name="Standard">
      <style:text-properties fo:font-weight="bold" officeooo:rsid="0036b76f" officeooo:paragraph-rsid="0036b76f" style:font-weight-asian="bold" style:font-weight-complex="bold"/>
    </style:style>
    <style:style style:name="P23" style:family="paragraph" style:parent-style-name="Standard">
      <style:text-properties fo:font-weight="bold" officeooo:rsid="0036b76f" officeooo:paragraph-rsid="0037d4b2" style:font-weight-asian="bold" style:font-weight-complex="bold"/>
    </style:style>
    <style:style style:name="P24" style:family="paragraph" style:parent-style-name="Standard">
      <style:text-properties fo:font-weight="bold" officeooo:rsid="0037d4b2" officeooo:paragraph-rsid="0037d4b2" style:font-weight-asian="bold" style:font-weight-complex="bold"/>
    </style:style>
    <style:style style:name="P25" style:family="paragraph" style:parent-style-name="Standard">
      <style:text-properties fo:font-weight="bold" officeooo:rsid="00394e07" officeooo:paragraph-rsid="00394e07" style:font-weight-asian="bold" style:font-weight-complex="bold"/>
    </style:style>
    <style:style style:name="P26" style:family="paragraph" style:parent-style-name="Standard">
      <style:text-properties fo:font-weight="bold" officeooo:rsid="00394e07" officeooo:paragraph-rsid="00569d62" style:font-weight-asian="bold" style:font-weight-complex="bold"/>
    </style:style>
    <style:style style:name="P27" style:family="paragraph" style:parent-style-name="Standard">
      <style:text-properties fo:font-weight="bold" officeooo:rsid="003abfaf" officeooo:paragraph-rsid="003abfaf" style:font-weight-asian="bold" style:font-weight-complex="bold"/>
    </style:style>
    <style:style style:name="P28" style:family="paragraph" style:parent-style-name="Standard">
      <style:text-properties fo:font-weight="bold" officeooo:rsid="00446b66" officeooo:paragraph-rsid="00446b66" style:font-weight-asian="bold" style:font-weight-complex="bold"/>
    </style:style>
    <style:style style:name="P29" style:family="paragraph" style:parent-style-name="Standard">
      <style:text-properties fo:font-weight="bold" officeooo:rsid="00446b66" officeooo:paragraph-rsid="005269e0" style:font-weight-asian="bold" style:font-weight-complex="bold"/>
    </style:style>
    <style:style style:name="P30" style:family="paragraph" style:parent-style-name="Standard">
      <style:text-properties fo:font-weight="bold" officeooo:rsid="004c39a8" officeooo:paragraph-rsid="004c39a8" style:font-weight-asian="bold" style:font-weight-complex="bold"/>
    </style:style>
    <style:style style:name="P31" style:family="paragraph" style:parent-style-name="Standard">
      <style:text-properties fo:font-weight="bold" officeooo:rsid="000ac361" officeooo:paragraph-rsid="000ac361" style:font-weight-asian="bold" style:font-weight-complex="bold"/>
    </style:style>
    <style:style style:name="P32" style:family="paragraph" style:parent-style-name="Standard">
      <style:text-properties fo:font-weight="bold" officeooo:rsid="00509429" officeooo:paragraph-rsid="00509429" style:font-weight-asian="bold" style:font-weight-complex="bold"/>
    </style:style>
    <style:style style:name="P33" style:family="paragraph" style:parent-style-name="Standard">
      <style:text-properties fo:font-weight="bold" officeooo:rsid="005269e0" officeooo:paragraph-rsid="005269e0" style:font-weight-asian="bold" style:font-weight-complex="bold"/>
    </style:style>
    <style:style style:name="P34" style:family="paragraph" style:parent-style-name="Standard">
      <style:text-properties fo:font-weight="bold" officeooo:rsid="005269e0" officeooo:paragraph-rsid="0084fda5" style:font-weight-asian="bold" style:font-weight-complex="bold"/>
    </style:style>
    <style:style style:name="P35" style:family="paragraph" style:parent-style-name="Standard">
      <style:text-properties fo:font-weight="bold" officeooo:rsid="005358aa" officeooo:paragraph-rsid="0054d781" style:font-weight-asian="bold" style:font-weight-complex="bold"/>
    </style:style>
    <style:style style:name="P36" style:family="paragraph" style:parent-style-name="Standard">
      <style:text-properties fo:font-weight="bold" officeooo:rsid="006a1c7c" officeooo:paragraph-rsid="006a1c7c" style:font-weight-asian="bold" style:font-weight-complex="bold"/>
    </style:style>
    <style:style style:name="P37" style:family="paragraph" style:parent-style-name="Standard">
      <style:text-properties fo:font-weight="bold" officeooo:rsid="006a1c7c" officeooo:paragraph-rsid="006d23aa" style:font-weight-asian="bold" style:font-weight-complex="bold"/>
    </style:style>
    <style:style style:name="P38" style:family="paragraph" style:parent-style-name="Standard">
      <style:text-properties fo:font-weight="bold" officeooo:rsid="006a1c7c" officeooo:paragraph-rsid="006ebd6a" style:font-weight-asian="bold" style:font-weight-complex="bold"/>
    </style:style>
    <style:style style:name="P39" style:family="paragraph" style:parent-style-name="Standard">
      <style:text-properties officeooo:rsid="001080ae" officeooo:paragraph-rsid="001080ae"/>
    </style:style>
    <style:style style:name="P40" style:family="paragraph" style:parent-style-name="Standard">
      <style:text-properties officeooo:rsid="000f9cba" officeooo:paragraph-rsid="000f9cba"/>
    </style:style>
    <style:style style:name="P41" style:family="paragraph" style:parent-style-name="Standard">
      <style:text-properties officeooo:rsid="001580ec" officeooo:paragraph-rsid="001580ec"/>
    </style:style>
    <style:style style:name="P42" style:family="paragraph" style:parent-style-name="Standard">
      <style:text-properties officeooo:rsid="004953f1" officeooo:paragraph-rsid="004953f1"/>
    </style:style>
    <style:style style:name="P43" style:family="paragraph" style:parent-style-name="Standard">
      <style:text-properties officeooo:rsid="004b44d0" officeooo:paragraph-rsid="004b44d0"/>
    </style:style>
    <style:style style:name="P44" style:family="paragraph" style:parent-style-name="Standard">
      <style:text-properties fo:font-weight="bold" officeooo:rsid="005a5d37" officeooo:paragraph-rsid="0084fda5" style:font-weight-asian="bold" style:font-weight-complex="bold"/>
    </style:style>
    <style:style style:name="P45" style:family="paragraph" style:parent-style-name="Standard">
      <style:text-properties fo:font-weight="bold" officeooo:rsid="0084fda5" officeooo:paragraph-rsid="0084fda5" style:font-weight-asian="bold" style:font-weight-complex="bold"/>
    </style:style>
    <style:style style:name="P46" style:family="paragraph" style:parent-style-name="Standard">
      <style:text-properties fo:font-weight="bold" officeooo:rsid="006bb469" officeooo:paragraph-rsid="006ebd6a" style:font-weight-asian="bold" style:font-weight-complex="bold"/>
    </style:style>
    <style:style style:name="P47" style:family="paragraph" style:parent-style-name="Standard">
      <style:text-properties fo:font-weight="bold" officeooo:rsid="006bb469" officeooo:paragraph-rsid="0073eaf1" style:font-weight-asian="bold" style:font-weight-complex="bold"/>
    </style:style>
    <style:style style:name="P48" style:family="paragraph" style:parent-style-name="Standard">
      <style:text-properties fo:font-weight="bold" officeooo:rsid="004c39a8" officeooo:paragraph-rsid="004c39a8" style:font-weight-asian="bold" style:font-weight-complex="bold"/>
    </style:style>
    <style:style style:name="P49" style:family="paragraph" style:parent-style-name="Preformatted_20_Text">
      <style:text-properties fo:font-weight="bold" officeooo:rsid="004c39a8" officeooo:paragraph-rsid="008a8da1" style:font-weight-asian="bold" style:font-weight-complex="bold"/>
    </style:style>
    <style:style style:name="T1" style:family="text">
      <style:text-properties officeooo:rsid="0006b6c1"/>
    </style:style>
    <style:style style:name="T2" style:family="text">
      <style:text-properties officeooo:rsid="001928a9"/>
    </style:style>
    <style:style style:name="T3" style:family="text">
      <style:text-properties officeooo:rsid="00207fab"/>
    </style:style>
    <style:style style:name="T4" style:family="text">
      <style:text-properties officeooo:rsid="00357b9c"/>
    </style:style>
    <style:style style:name="T5" style:family="text">
      <style:text-properties officeooo:rsid="00362c04"/>
    </style:style>
    <style:style style:name="T6" style:family="text">
      <style:text-properties officeooo:rsid="0036b76f"/>
    </style:style>
    <style:style style:name="T7" style:family="text">
      <style:text-properties officeooo:rsid="00380337"/>
    </style:style>
    <style:style style:name="T8" style:family="text">
      <style:text-properties officeooo:rsid="003abfaf"/>
    </style:style>
    <style:style style:name="T9" style:family="text">
      <style:text-properties officeooo:rsid="0044ca0f"/>
    </style:style>
    <style:style style:name="T10" style:family="text">
      <style:text-properties officeooo:rsid="00457579"/>
    </style:style>
    <style:style style:name="T11" style:family="text">
      <style:text-properties officeooo:rsid="005358aa"/>
    </style:style>
    <style:style style:name="T12" style:family="text">
      <style:text-properties officeooo:rsid="00569d62"/>
    </style:style>
    <style:style style:name="T13" style:family="text">
      <style:text-properties officeooo:rsid="006bb469"/>
    </style:style>
    <style:style style:name="T14" style:family="text">
      <style:text-properties officeooo:rsid="006d23aa"/>
    </style:style>
    <style:style style:name="T15" style:family="text">
      <style:text-properties officeooo:rsid="00823b13"/>
    </style:style>
    <style:style style:name="T16" style:family="text">
      <style:text-properties officeooo:rsid="0084fda5"/>
    </style:style>
    <style:style style:name="T17" style:family="text">
      <style:text-properties officeooo:rsid="0089cce2"/>
    </style:style>
    <style:style style:name="T18" style:family="text">
      <style:text-properties officeooo:rsid="008a4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LLUXIO :</text:p>
      <text:p text:style-name="P2">==========</text:p>
      <text:p text:style-name="P6">MASTER</text:p>
      <text:p text:style-name="P6">========</text:p>
      <text:p text:style-name="P8">sudo docker run -d -p 19999:19999 -<text:span text:style-name="T1">p 19998:19998 </text:span>-v /home/ubuntu/newedge/alluxio/integration/docker/underStorage:/underStorage alluxio master</text:p>
      <text:p text:style-name="P9"/>
      <text:p text:style-name="P7">WORKER</text:p>
      <text:p text:style-name="P7">========</text:p>
      <text:p text:style-name="P11">export INSTANCE_PUBLIC_IP=$(curl <text:a xlink:type="simple" xlink:href="http://169.254.169.254/latest/meta-data/public-ipv4" text:style-name="Internet_20_link" text:visited-style-name="Visited_20_Internet_20_Link">http://169.254.169.254/latest/meta-data/public-ipv4</text:a>)</text:p>
      <text:p text:style-name="P11"/>
      <text:p text:style-name="P10">sudo docker run -d –net=host -v /mnt/ramdisk:/opt/ramdisk -v /home/ubuntu/newedge/alluxio/integration/docker/underStorage:/underStorage -e ALLUXIO_MASTER_HOSTNAME=${INSTANCE_PUBLIC_IP} -e ALLUXIO_RAM_FOLDER=/opt/ramdisk -e ALLUXIO_WORKER_MEMORY_SIZE=1GB -e ALLUXIO_UNDERFS_ADDRESS=/underStorage alluxio worker</text:p>
      <text:p text:style-name="P5"/>
      <text:p text:style-name="P1"/>
      <text:p text:style-name="P1">sudo docker run -d -v /mnt/ramdisk:/opt/ramdisk -v /home/ubuntu/newedge/alluxio/integration/docker/underStorage:/underStorage -e ALLUXIO_RAM_FOLDER=/opt/ramdisk -e ALLUXIO_WORKER_MEMORY_SIZE=1GB -e ALLUXIO_MASTER_HOSTNAME=172.17.0.13 alluxio worker</text:p>
      <text:p text:style-name="P1"/>
      <text:p text:style-name="P1"/>
      <text:p text:style-name="P2">Hadoop:</text:p>
      <text:p text:style-name="P2">======</text:p>
      <text:p text:style-name="P12">sudo docker run -<text:span text:style-name="T15">d </text:span>-p 50070:50070 -p 54311:54311 -p 50075:50075 -p 54310:54310 -p 50010:50010 -p 50020:50020 -<text:span text:style-name="T3">p 50030:50030 </text:span>-p 50090:50090 hadoop</text:p>
      <text:p text:style-name="P1"/>
      <text:p text:style-name="P42">Jupyter</text:p>
      <text:p text:style-name="P43">=====</text:p>
      <text:p text:style-name="P30">sudo docker run -d --rm -it -p 8888:8888 jupyter</text:p>
      <text:p text:style-name="P30"/>
      <text:p text:style-name="P49"><text:span text:style-name="Source_20_Text"><text:span text:style-name="T18">sudo </text:span></text:span><text:span text:style-name="Source_20_Text">docker run -d --rm -it -p 8888:8888 --user root -e GRANT_SUDO=yes </text:span><text:span text:style-name="Source_20_Text"><text:span text:style-name="T17">edge_</text:span></text:span><text:span text:style-name="Source_20_Text">jupyter </text:span></text:p>
      <text:p text:style-name="P30"/>
      <text:p text:style-name="P31"/>
      <text:p text:style-name="P3">R-API</text:p>
      <text:p text:style-name="P3">=====</text:p>
      <text:p text:style-name="P13">sudo docker run -d -p 5000:5000 newapi</text:p>
      <text:p text:style-name="P13">sudo docker run -d -p 5010:5010 rpredict</text:p>
      <text:p text:style-name="P13"/>
      <text:p text:style-name="P4">Spring-Boot-APPlications:</text:p>
      <text:p text:style-name="P4">====================</text:p>
      <text:p text:style-name="P13">sudo docker run -d -p 3011:3011 newnet</text:p>
      <text:p text:style-name="P13">sudo docker run -d -p 8013:8013 newgraph</text:p>
      <text:p text:style-name="P13">sudo docker run -d -p 7070:7070 newpredict</text:p>
      <text:p text:style-name="P13">sudo docker run -d -p 6011:6011 newdev</text:p>
      <text:p text:style-name="P13">sudo docker run -d -p 6001:6001 newoutl</text:p>
      <text:p text:style-name="P13"/>
      <text:p text:style-name="P40"><text:soft-page-break/>PythonSpark:</text:p>
      <text:p text:style-name="P40">==========</text:p>
      <text:p text:style-name="P39"/>
      <text:p text:style-name="P14">sudo docker run -p 8080:8080 -p 7077:7077 -p 8000:8000 -p 40<text:span text:style-name="T2">4</text:span>0:4040 -p 4041:4041 -p 4042:4042 pythonspark</text:p>
      <text:p text:style-name="P2"/>
      <text:p text:style-name="P2"/>
      <text:p text:style-name="P2"/>
      <text:p text:style-name="P41">rsync -rave "ssh -i /home/karthi/Downloads/TeekayProject2.pem" ubuntu@52.221.71.97:/home/ubuntu/mysql-backup ./</text:p>
      <text:p text:style-name="P41"/>
      <text:p text:style-name="P41"/>
      <text:p text:style-name="P41"/>
      <text:p text:style-name="P41"/>
      <text:p text:style-name="P15">Docker order <text:span text:style-name="T4">list</text:span> : </text:p>
      <text:p text:style-name="P17">============<text:span text:style-name="T5">==</text:span></text:p>
      <text:p text:style-name="P19">1. mysql-setup</text:p>
      <text:p text:style-name="P19">2. hadoop</text:p>
      <text:p text:style-name="P19">3. alluxio master</text:p>
      <text:p text:style-name="P19">4. alluxio worker</text:p>
      <text:p text:style-name="P28">5. Jupyter</text:p>
      <text:p text:style-name="P19"><text:span text:style-name="T9">6</text:span>. pythonspark</text:p>
      <text:p text:style-name="P19"/>
      <text:p text:style-name="P23">R Images</text:p>
      <text:p text:style-name="P27">=======</text:p>
      <text:p text:style-name="P24"><text:span text:style-name="T10">7</text:span>. R-API for all the spring boot application except Prediction</text:p>
      <text:p text:style-name="P24"><text:span text:style-name="T10">8</text:span>. R-API for Prediction spring boot application </text:p>
      <text:p text:style-name="P23"/>
      <text:p text:style-name="P21">Spring Boot <text:span text:style-name="T6">Images</text:span></text:p>
      <text:p text:style-name="P27">===============</text:p>
      <text:p text:style-name="P21"><text:span text:style-name="T10">9</text:span>. <text:span text:style-name="T6">Network Analysis</text:span></text:p>
      <text:p text:style-name="P22"><text:span text:style-name="T10">10</text:span>. Deviational Analysis</text:p>
      <text:p text:style-name="P22"><text:span text:style-name="T7">11</text:span>. Outlier Analysis</text:p>
      <text:p text:style-name="P22"><text:span text:style-name="T7">12</text:span>. Graphical Analysis.</text:p>
      <text:p text:style-name="P22"><text:span text:style-name="T7">13</text:span>. Prediction</text:p>
      <text:p text:style-name="P22"/>
      <text:p text:style-name="P25">Front-End <text:span text:style-name="T8">image</text:span></text:p>
      <text:p text:style-name="P25">=========<text:span text:style-name="T8">=====</text:span></text:p>
      <text:p text:style-name="P25">1<text:span text:style-name="T10">4</text:span>. <text:span text:style-name="T8">Front End </text:span>Angular image</text:p>
      <text:p text:style-name="P22"/>
      <text:p text:style-name="P22"/>
      <text:p text:style-name="P22"/>
      <text:p text:style-name="P22"/>
      <text:p text:style-name="P32">EDGE-NEW-SETUP</text:p>
      <text:p text:style-name="P32">================</text:p>
      <text:p text:style-name="P32"/>
      <text:p text:style-name="P16">Docker order <text:span text:style-name="T4">list</text:span> : </text:p>
      <text:p text:style-name="P18">============<text:span text:style-name="T5">==</text:span></text:p>
      <text:p text:style-name="P20">1. mysql-setup</text:p>
      <text:p text:style-name="P20">2. hadoop</text:p>
      <text:p text:style-name="P20">3. alluxio master</text:p>
      <text:p text:style-name="P20">4. alluxio worker</text:p>
      <text:p text:style-name="P29"><text:soft-page-break/>5. Jupyter</text:p>
      <text:p text:style-name="P20"><text:span text:style-name="T9">6</text:span>. pythonspark</text:p>
      <text:p text:style-name="P20"/>
      <text:p text:style-name="P44">7. R-API for all the spring boot application except Prediction</text:p>
      <text:p text:style-name="P34"><text:span text:style-name="T16">8</text:span>. Spring Boot Application For <text:span text:style-name="T11">Prediction</text:span></text:p>
      <text:p text:style-name="P45">9. Spring boot application for all the analysis.</text:p>
      <text:p text:style-name="P33"/>
      <text:p text:style-name="P35"/>
      <text:p text:style-name="P26">Front-End <text:span text:style-name="T8">image</text:span></text:p>
      <text:p text:style-name="P26">=========<text:span text:style-name="T8">=====</text:span></text:p>
      <text:p text:style-name="P26">1<text:span text:style-name="T12">0</text:span>. <text:span text:style-name="T8">Front End </text:span>Angular image</text:p>
      <text:p text:style-name="P35"><text:s/></text:p>
      <text:p text:style-name="P20"/>
      <text:p text:style-name="P37">NOTE:</text:p>
      <text:p text:style-name="P37"><text:span text:style-name="T14">======</text:span> </text:p>
      <text:p text:style-name="P36"><text:s text:c="5"/>* Enter Alluxio Container IP for the usage inside the files.</text:p>
      <text:p text:style-name="P36"/>
      <text:p text:style-name="P38"><text:s text:c="5"/>* <text:span text:style-name="T13">Enter The Spark Container IP.</text:span></text:p>
      <text:p text:style-name="P46"><text:s/></text:p>
      <text:p text:style-name="P47"><text:s text:c="5"/>* <text:s/>Mysql Container IP Address to be assinged in prediction (mysql only used for prediction).</text:p>
      <text:p text:style-name="P47"><text:s text:c="3"/></text:p>
      <text:p text:style-name="P47"><text:s text:c="5"/>* <text:s/>All ip should be static ip address.</text:p>
      <text:p text:style-name="P38"/>
      <text:p text:style-name="P36"/>
      <text:p text:style-name="P36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7:43:29.078305444</meta:creation-date>
    <dc:date>2017-10-30T15:22:45.112851580</dc:date>
    <meta:editing-duration>PT12H55M11S</meta:editing-duration>
    <meta:editing-cycles>65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345" meta:character-count="2744" meta:non-whitespace-character-count="2441"/>
  </office:meta>
</office:document-meta>
</file>